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25-09-09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25-05-12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25-04-14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25-03-11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24-11-15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24-10-0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24-09-19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24-05-2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24-04-18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24-03-2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23-10-04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23-08-31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23-04-04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23-03-01 2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22-10-03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22-06-03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22-04-05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22-02-07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21-10-14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21-07-22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21-04-14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21-04-06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21-03-10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21-01-13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20-10-06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20-07-0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20-04-13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20-03-02 2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20-01-07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19-10-2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19-07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19-07-08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19-06-1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19-06-03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19-05-14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19-02-14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18-10-15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18-07-16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18-04-03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18-03-21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18-03-1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17-10-16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17-07-19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17-06-26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17-04-17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17-03-03 0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17-01-09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16-10-04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16-08-31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16-07-20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16-04-07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16-02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15-10-22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15-08-06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15-06-11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15-03-23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14-11-12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14-08-19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14-05-21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14-02-18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13-11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13-09-05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1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13-03-11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12-09-04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12-03-07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11-09-08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11-03-03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10-10-13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10-09-01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10-07-13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10-04-06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10-03-10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10-01-12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9-10-07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9-09-09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9-07-08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9-04-13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9-03-02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9-01-05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8-10-20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8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8-07-17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8-04-02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8-03-18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8-01-24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7-10-10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7-09-06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7-07-17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7-05-23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7-03-26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7-01-23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6-10-05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6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6-07-06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6-04-06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6-03-0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6-01-12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5-10-05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5-09-0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5-07-07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5-04-05 2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5-03-02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5-01-05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4-10-12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4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4-07-20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4-04-0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4-03-03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4-01-09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3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3-09-02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3-07-03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3-04-1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3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3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2-10-1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2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2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2-07-1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2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2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2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2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2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2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1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1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1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1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1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1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1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0-1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0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0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0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0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0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2000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9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9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9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9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9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9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8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8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8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8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8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8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8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8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8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8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4" calcext:value-type="float">
            <text:p>2.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99" calcext:value-type="float">
            <text:p>3.0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2" calcext:value-type="float">
            <text:p>3.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72" calcext:value-type="float">
            <text:p>2.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091428571428" calcext:value-type="float">
            <text:p>2.9609142857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154285714286" calcext:value-type="float">
            <text:p>3.09154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2" calcext:value-type="float">
            <text:p>3.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217142857143" calcext:value-type="float">
            <text:p>3.22217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862857142857" calcext:value-type="float">
            <text:p>3.17862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2" calcext:value-type="float">
            <text:p>3.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85" calcext:value-type="float">
            <text:p>3.2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571428571429" calcext:value-type="float">
            <text:p>3.26571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12" calcext:value-type="float">
            <text:p>3.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99" calcext:value-type="float">
            <text:p>3.0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737142857143" calcext:value-type="float">
            <text:p>2.91737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445714285714" calcext:value-type="float">
            <text:p>3.00445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862857142857" calcext:value-type="float">
            <text:p>3.17862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925714285714" calcext:value-type="float">
            <text:p>3.30925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571428571429" calcext:value-type="float">
            <text:p>3.26571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72" calcext:value-type="float">
            <text:p>2.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382857142857" calcext:value-type="float">
            <text:p>2.87382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154285714286" calcext:value-type="float">
            <text:p>3.09154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12" calcext:value-type="float">
            <text:p>3.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47" calcext:value-type="float">
            <text:p>3.3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12" calcext:value-type="float">
            <text:p>3.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12" calcext:value-type="float">
            <text:p>3.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99" calcext:value-type="float">
            <text:p>3.0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091428571428" calcext:value-type="float">
            <text:p>2.9609142857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862857142857" calcext:value-type="float">
            <text:p>3.17862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96" calcext:value-type="float">
            <text:p>3.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77142857143" calcext:value-type="float">
            <text:p>2.30777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96" calcext:value-type="float">
            <text:p>3.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23" calcext:value-type="float">
            <text:p>3.1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634285714286" calcext:value-type="float">
            <text:p>3.39634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68" calcext:value-type="float">
            <text:p>3.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634285714286" calcext:value-type="float">
            <text:p>3.39634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85" calcext:value-type="float">
            <text:p>3.2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217142857143" calcext:value-type="float">
            <text:p>3.22217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925714285714" calcext:value-type="float">
            <text:p>3.30925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86666666667" calcext:value-type="float">
            <text:p>3.08186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09580914255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62" meta:object-count="0"/>
    <meta:user-defined meta:name="AppVersion">3.0</meta:user-defined>
  </office:meta>
</office:document-meta>
</file>